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>
      <style:table-properties style:width="9.208cm" fo:margin-left="2.101cm" table:align="left"/>
    </style:style>
    <style:style style:name="表1.A" style:family="table-column">
      <style:table-column-properties style:column-width="2.91cm"/>
    </style:style>
    <style:style style:name="表1.B" style:family="table-column">
      <style:table-column-properties style:column-width="3.201cm"/>
    </style:style>
    <style:style style:name="表1.C" style:family="table-column">
      <style:table-column-properties style:column-width="3.096cm"/>
    </style:style>
    <style:style style:name="表1.1" style:family="table-row">
      <style:table-row-properties style:min-row-height="1.588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C1" style:family="table-cell">
      <style:table-cell-properties fo:padding="0.097cm" fo:border="0.05pt solid #000000"/>
    </style:style>
    <style:style style:name="表1.2" style:family="table-row">
      <style:table-row-properties style:min-row-height="1.614cm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1.3" style:family="table-row">
      <style:table-row-properties style:min-row-height="2.011cm"/>
    </style:style>
    <style:style style:name="P1" style:family="paragraph" style:parent-style-name="Standard">
      <style:paragraph-properties fo:text-align="center" style:justify-single-word="false"/>
      <style:text-properties fo:font-size="26pt" officeooo:rsid="000341f1" officeooo:paragraph-rsid="000341f1" style:font-size-asian="26pt" style:font-size-complex="26pt"/>
    </style:style>
    <style:style style:name="P2" style:family="paragraph" style:parent-style-name="Standard">
      <style:paragraph-properties fo:text-align="justify" style:justify-single-word="false"/>
      <style:text-properties fo:font-size="18.25pt" officeooo:rsid="000341f1" officeooo:paragraph-rsid="000341f1" style:font-size-asian="16pt" style:font-size-complex="18.25pt"/>
    </style:style>
    <style:style style:name="P3" style:family="paragraph" style:parent-style-name="Standard">
      <style:paragraph-properties fo:text-align="justify" style:justify-single-word="false"/>
      <style:text-properties fo:font-size="18.25pt" officeooo:rsid="0005a08f" officeooo:paragraph-rsid="0005a08f" style:font-size-asian="16pt" style:font-size-complex="18.25pt"/>
    </style:style>
    <style:style style:name="P4" style:family="paragraph" style:parent-style-name="Standard">
      <style:paragraph-properties fo:text-align="center" style:justify-single-word="false"/>
      <style:text-properties fo:font-size="18.25pt" officeooo:rsid="0005a08f" officeooo:paragraph-rsid="0005a08f" style:font-size-asian="16pt" style:font-size-complex="18.25pt"/>
    </style:style>
    <style:style style:name="P5" style:family="paragraph" style:parent-style-name="Standard">
      <style:paragraph-properties fo:text-align="justify" style:justify-single-word="false"/>
      <style:text-properties fo:font-size="18.25pt" officeooo:rsid="000fbffc" officeooo:paragraph-rsid="000fbffc" style:font-size-asian="16pt" style:font-size-complex="18.25pt"/>
    </style:style>
    <style:style style:name="P6" style:family="paragraph" style:parent-style-name="Standard">
      <style:paragraph-properties fo:text-align="justify" style:justify-single-word="false"/>
      <style:text-properties fo:font-size="22.8500003814697pt" officeooo:rsid="0005a08f" officeooo:paragraph-rsid="0005a08f" style:font-size-asian="20pt" style:font-size-complex="22.8500003814697pt"/>
    </style:style>
    <style:style style:name="P7" style:family="paragraph" style:parent-style-name="Standard">
      <style:paragraph-properties fo:text-align="center" style:justify-single-word="false"/>
      <style:text-properties fo:font-size="22.8500003814697pt" officeooo:rsid="0005a08f" officeooo:paragraph-rsid="0005a08f" style:font-size-asian="20pt" style:font-size-complex="22.8500003814697pt"/>
    </style:style>
    <style:style style:name="P8" style:family="paragraph" style:parent-style-name="Standard">
      <style:paragraph-properties fo:text-align="start" style:justify-single-word="false"/>
      <style:text-properties fo:font-size="22.8500003814697pt" fo:font-weight="normal" officeooo:rsid="000341f1" officeooo:paragraph-rsid="000341f1" style:font-size-asian="20pt" style:font-weight-asian="normal" style:font-size-complex="22.8500003814697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5pt" officeooo:rsid="0005a08f" officeooo:paragraph-rsid="0005a08f" style:font-size-asian="15pt" style:font-size-complex="15pt"/>
    </style:style>
    <style:style style:name="P10" style:family="paragraph" style:parent-style-name="Standard">
      <style:paragraph-properties fo:text-align="center" style:justify-single-word="false"/>
      <style:text-properties fo:font-size="17.1000003814697pt" officeooo:rsid="000fbffc" officeooo:paragraph-rsid="000fbffc" style:font-size-asian="15pt" style:font-size-complex="17.1000003814697pt"/>
    </style:style>
    <style:style style:name="P11" style:family="paragraph" style:parent-style-name="Standard">
      <style:paragraph-properties fo:text-align="center" style:justify-single-word="false"/>
      <style:text-properties fo:font-size="36.5499992370605pt" officeooo:rsid="000341f1" officeooo:paragraph-rsid="000341f1" style:font-size-asian="32pt" style:font-size-complex="36.5499992370605pt"/>
    </style:style>
    <style:style style:name="P12" style:family="paragraph" style:parent-style-name="Standard">
      <style:paragraph-properties fo:text-align="center" style:justify-single-word="false"/>
      <style:text-properties fo:font-size="48pt" officeooo:rsid="000341f1" officeooo:paragraph-rsid="000341f1" style:font-size-asian="48pt" style:font-size-complex="48pt"/>
    </style:style>
    <style:style style:name="P13" style:family="paragraph" style:parent-style-name="Standard">
      <style:paragraph-properties fo:text-align="center" style:justify-single-word="false"/>
      <style:text-properties fo:font-size="48pt" fo:font-weight="bold" officeooo:rsid="000341f1" officeooo:paragraph-rsid="000341f1" style:font-size-asian="48pt" style:font-weight-asian="bold" style:font-size-complex="48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29.7000007629394pt" officeooo:rsid="000341f1" officeooo:paragraph-rsid="000341f1" style:font-size-asian="26pt" style:font-size-complex="29.7000007629394pt"/>
    </style:style>
    <style:style style:name="P15" style:family="paragraph" style:parent-style-name="Standard">
      <style:paragraph-properties fo:text-align="center" style:justify-single-word="false" fo:break-before="page"/>
      <style:text-properties fo:font-size="26pt" officeooo:rsid="000341f1" officeooo:paragraph-rsid="000341f1" style:font-size-asian="26pt" style:font-size-complex="26pt"/>
    </style:style>
    <style:style style:name="P16" style:family="paragraph" style:parent-style-name="Table_20_Contents">
      <style:paragraph-properties fo:text-align="center" style:justify-single-word="false"/>
      <style:text-properties fo:font-size="22.8500003814697pt" style:font-size-asian="20pt" style:font-size-complex="22.8500003814697pt"/>
    </style:style>
    <style:style style:name="P17" style:family="paragraph" style:parent-style-name="Standard" style:list-style-name="L1">
      <style:paragraph-properties fo:text-align="justify" style:justify-single-word="false"/>
      <style:text-properties fo:font-size="26pt" officeooo:rsid="000341f1" officeooo:paragraph-rsid="000341f1" style:font-size-asian="26pt" style:font-size-complex="26pt"/>
    </style:style>
    <style:style style:name="P18" style:family="paragraph" style:parent-style-name="Standard" style:list-style-name="L1">
      <style:paragraph-properties fo:text-align="justify" style:justify-single-word="false"/>
      <style:text-properties fo:font-size="26pt" officeooo:rsid="0017d627" officeooo:paragraph-rsid="0017d627" style:font-size-asian="26pt" style:font-size-complex="26pt"/>
    </style:style>
    <style:style style:name="P19" style:family="paragraph" style:parent-style-name="Standard" style:list-style-name="L1">
      <style:paragraph-properties fo:text-align="justify" style:justify-single-word="false"/>
      <style:text-properties fo:font-size="20pt" officeooo:rsid="000341f1" officeooo:paragraph-rsid="000341f1" style:font-size-asian="20pt" style:font-size-complex="20pt"/>
    </style:style>
    <style:style style:name="P20" style:family="paragraph" style:parent-style-name="Standard" style:list-style-name="L1">
      <style:paragraph-properties fo:text-align="justify" style:justify-single-word="false"/>
      <style:text-properties fo:font-size="18.25pt" officeooo:rsid="000341f1" officeooo:paragraph-rsid="000341f1" style:font-size-asian="16pt" style:font-size-complex="18.25pt"/>
    </style:style>
    <style:style style:name="P21" style:family="paragraph" style:parent-style-name="Standard" style:list-style-name="L1">
      <style:paragraph-properties fo:text-align="justify" style:justify-single-word="false"/>
      <style:text-properties fo:font-size="18.25pt" officeooo:rsid="000341f1" officeooo:paragraph-rsid="001bd1c5" style:font-size-asian="16pt" style:font-size-complex="18.25pt"/>
    </style:style>
    <style:style style:name="P22" style:family="paragraph" style:parent-style-name="Standard" style:list-style-name="L1">
      <style:paragraph-properties fo:text-align="justify" style:justify-single-word="false"/>
      <style:text-properties fo:font-size="18.25pt" officeooo:rsid="0005a08f" officeooo:paragraph-rsid="0005a08f" style:font-size-asian="16pt" style:font-size-complex="18.25pt"/>
    </style:style>
    <style:style style:name="P23" style:family="paragraph" style:parent-style-name="Standard" style:list-style-name="L1">
      <style:paragraph-properties fo:text-align="justify" style:justify-single-word="false"/>
      <style:text-properties fo:font-size="18.25pt" officeooo:rsid="000fbffc" officeooo:paragraph-rsid="000fbffc" style:font-size-asian="16pt" style:font-size-complex="18.25pt"/>
    </style:style>
    <style:style style:name="P24" style:family="paragraph" style:parent-style-name="Standard" style:list-style-name="L1">
      <style:paragraph-properties fo:text-align="justify" style:justify-single-word="false"/>
      <style:text-properties fo:font-size="29.7000007629394pt" officeooo:rsid="000341f1" officeooo:paragraph-rsid="000341f1" style:font-size-asian="26pt" style:font-size-complex="29.7000007629394pt"/>
    </style:style>
    <style:style style:name="P25" style:family="paragraph" style:parent-style-name="Standard" style:list-style-name="L1">
      <style:paragraph-properties fo:text-align="justify" style:justify-single-word="false"/>
      <style:text-properties fo:font-size="22.8500003814697pt" officeooo:rsid="0005a08f" officeooo:paragraph-rsid="0005a08f" style:font-size-asian="20pt" style:font-size-complex="22.8500003814697pt"/>
    </style:style>
    <style:style style:name="P26" style:family="paragraph" style:parent-style-name="Standard" style:list-style-name="L1">
      <style:paragraph-properties fo:text-align="justify" style:justify-single-word="false" fo:break-before="page"/>
      <style:text-properties fo:font-size="26pt" officeooo:rsid="000341f1" officeooo:paragraph-rsid="000341f1" style:font-size-asian="26pt" style:font-size-complex="26pt"/>
    </style:style>
    <style:style style:name="P2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8" style:family="paragraph">
      <loext:graphic-properties draw:fill="none"/>
    </style:style>
    <style:style style:name="P29" style:family="paragraph"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32" style:family="paragraph">
      <style:paragraph-properties fo:text-align="center" style:writing-mode="lr-tb"/>
    </style:style>
    <style:style style:name="P33" style:family="paragraph">
      <loext:graphic-properties draw:fill="none"/>
      <style:paragraph-properties fo:text-align="center" style:writing-mode="lr-tb"/>
    </style:style>
    <style:style style:name="P34" style:family="paragraph">
      <style:paragraph-properties fo:text-align="center" style:writing-mode="lr-tb"/>
      <style:text-properties fo:font-size="12pt"/>
    </style:style>
    <style:style style:name="P35" style:family="paragraph">
      <loext:graphic-properties draw:fill="none"/>
      <style:paragraph-properties fo:text-align="center" style:writing-mode="lr-tb"/>
      <style:text-properties fo:font-size="12pt"/>
    </style:style>
    <style:style style:name="P36" style:family="paragraph">
      <style:paragraph-properties fo:text-align="center"/>
      <style:text-properties fo:font-size="12pt"/>
    </style:style>
    <style:style style:name="P3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officeooo:rsid="000f09ba"/>
    </style:style>
    <style:style style:name="T2" style:family="text">
      <style:text-properties officeooo:rsid="000fbffc"/>
    </style:style>
    <style:style style:name="T3" style:family="text">
      <style:text-properties officeooo:rsid="0032232d"/>
    </style:style>
    <style:style style:name="T4" style:family="text">
      <style:text-properties officeooo:rsid="0033c2c1"/>
    </style:style>
    <style:style style:name="T5" style:family="text">
      <style:text-properties officeooo:rsid="003641a5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2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5pt" style:font-size-asian="13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1.422cm" fo:min-width="14.65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center" draw:textarea-vertical-align="middl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none" draw:textarea-horizontal-align="justify" draw:textarea-vertical-align="middle" draw:auto-grow-height="false" fo:min-height="1.111cm" fo:min-width="3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="none" draw:textarea-horizontal-align="justify" draw:textarea-vertical-align="middle" draw:auto-grow-height="false" fo:min-height="0.863cm" fo:min-width="2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="none" draw:textarea-horizontal-align="justify" draw:textarea-vertical-align="middle" draw:auto-grow-height="false" fo:min-height="0.861cm" fo:min-width="2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fill="none" draw:textarea-horizontal-align="justify" draw:textarea-vertical-align="middle" draw:auto-grow-height="false" fo:min-height="0.773cm" fo:min-width="1.884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color="#000000" draw:fill="none" draw:textarea-horizontal-align="justify" draw:textarea-vertical-align="middle" draw:auto-grow-height="false" fo:min-height="8.281cm" fo:min-width="15.1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3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color="#000000" draw:fill="none" draw:textarea-horizontal-align="justify" draw:textarea-vertical-align="middle" draw:auto-grow-height="false" fo:min-height="2.882cm" fo:min-width="16.14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color="#000000" draw:fill="none" draw:textarea-horizontal-align="justify" draw:textarea-vertical-align="middle" draw:auto-grow-height="false" fo:min-height="5.424cm" fo:min-width="16.4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color="#000000" draw:fill="none" draw:fill-color="#ffffff" fo:min-height="1.2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1"/>
      <text:p text:style-name="P11"/>
      <text:p text:style-name="P11"/>
      <text:p text:style-name="P12"/>
      <text:p text:style-name="P13">三目並べゲーム</text:p>
      <text:p text:style-name="P13"/>
      <text:p text:style-name="P13"/>
      <text:p text:style-name="P13"/>
      <text:p text:style-name="P8"/>
      <text:p text:style-name="P8">酒井　廉</text:p>
      <text:p text:style-name="P15">目次</text:p>
      <text:list xml:id="list2380789041" text:style-name="L1">
        <text:list-item>
          <text:p text:style-name="P17">概要</text:p>
        </text:list-item>
        <text:list-item>
          <text:p text:style-name="P18">構成</text:p>
        </text:list-item>
        <text:list-item>
          <text:p text:style-name="P17">機能</text:p>
          <text:list>
            <text:list-item>
              <text:p text:style-name="P19">名前入力</text:p>
            </text:list-item>
            <text:list-item>
              <text:p text:style-name="P19">先行決め</text:p>
            </text:list-item>
            <text:list-item>
              <text:p text:style-name="P19">入力と盤面表示</text:p>
            </text:list-item>
            <text:list-item>
              <text:p text:style-name="P19">リトライ</text:p>
            </text:list-item>
            <text:list-item>
              <text:p text:style-name="P19">戦績表示</text:p>
            </text:list-item>
          </text:list>
        </text:list-item>
        <text:list-item text:start-value="1">
          <text:p text:style-name="P26">概要</text:p>
          <text:p text:style-name="P20">三目並べゲームの機能についての説明を行う。</text:p>
        </text:list-item>
      </text:list>
      <text:p text:style-name="P2"/>
      <text:list xml:id="list144949285285390" text:continue-numbering="true" text:style-name="L1">
        <text:list-item>
          <text:p text:style-name="P24">構成</text:p>
          <text:p text:style-name="P21">下記フローチャートに今回の三目並べゲームの構成及び、全体の動作について示す。</text:p>
          <text:p text:style-name="P20"><draw:custom-shape text:anchor-type="paragraph" draw:z-index="9" draw:name="シェイプ6_3" draw:style-name="gr11" draw:text-style-name="P35" svg:width="3.765cm" svg:height="1.544cm" svg:x="6.304cm" svg:y="11.982cm"><text:p text:style-name="P34"><text:span text:style-name="T7">リトライ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13" draw:name="シェイプ11" draw:style-name="gr10" draw:text-style-name="P30" svg:width="1.403cm" svg:height="0.489cm" svg:x="10.723cm" svg:y="12.121cm"><draw:text-box><text:p>Yes</text:p></draw:text-box></draw:frame><draw:frame text:anchor-type="paragraph" draw:z-index="14" draw:name="シェイプ12" draw:style-name="gr10" draw:text-style-name="P30" svg:width="0.795cm" svg:height="0.489cm" svg:x="7.283cm" svg:y="13.526cm"><draw:text-box><text:p>No</text:p></draw:text-box></draw:frame><draw:line text:anchor-type="paragraph" draw:z-index="15" draw:name="シェイプ13" draw:style-name="gr9" draw:text-style-name="P29" svg:x1="12.866cm" svg:y1="6.184cm" svg:x2="10.01cm" svg:y2="6.184cm"><text:p/></draw:line></text:p>
        </text:list-item>
      </text:list>
      <text:p text:style-name="P2"><draw:line text:anchor-type="paragraph" draw:z-index="11" draw:name="シェイプ9" draw:style-name="gr8" draw:text-style-name="P29" svg:x1="13.025cm" svg:y1="12.066cm" svg:x2="12.866cm" svg:y2="5.443cm"><text:p/></draw:line><draw:line text:anchor-type="paragraph" draw:z-index="16" draw:name="シェイプ8_1" draw:style-name="gr8" draw:text-style-name="P36" svg:x1="10.068cm" svg:y1="12.068cm" svg:x2="13.024cm" svg:y2="11.987cm"><text:p/></draw:line></text:p>
      <text:p text:style-name="P2"><draw:custom-shape text:anchor-type="paragraph" draw:z-index="17" draw:name="シェイプ10" draw:style-name="gr7" draw:text-style-name="P33" svg:width="3.546cm" svg:height="1.218cm" svg:x="6.41cm" svg:y="0.028cm"><text:p text:style-name="P32">開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4"><draw:line text:anchor-type="paragraph" draw:z-index="6" draw:name="シェイプ7_3" draw:style-name="gr4" draw:text-style-name="P29" svg:x1="8.167cm" svg:y1="0.549cm" svg:x2="8.167cm" svg:y2="1.272cm"><text:p/></draw:line><draw:line text:anchor-type="paragraph" draw:z-index="7" draw:name="シェイプ7_4" draw:style-name="gr4" draw:text-style-name="P36" svg:x1="8.13cm" svg:y1="2.383cm" svg:x2="8.13cm" svg:y2="3.367cm"><text:p/></draw:line><draw:line text:anchor-type="paragraph" draw:z-index="5" draw:name="シェイプ7_1" draw:style-name="gr4" draw:text-style-name="P29" svg:x1="8.114cm" svg:y1="4.479cm" svg:x2="8.114cm" svg:y2="5.701cm"><text:p/></draw:line><draw:line text:anchor-type="paragraph" draw:z-index="8" draw:name="シェイプ7_0" draw:style-name="gr4" draw:text-style-name="P29" svg:x1="8.156cm" svg:y1="6.812cm" svg:x2="8.156cm" svg:y2="7.701cm"><text:p/></draw:line><draw:line text:anchor-type="paragraph" draw:z-index="10" draw:name="シェイプ7_5" draw:style-name="gr4" draw:text-style-name="P29" svg:x1="8.156cm" svg:y1="8.812cm" svg:x2="8.156cm" svg:y2="9.794cm"><text:p/></draw:line><draw:line text:anchor-type="paragraph" draw:z-index="12" draw:name="シェイプ7_6" draw:style-name="gr4" draw:text-style-name="P29" svg:x1="8.209cm" svg:y1="11.303cm" svg:x2="8.209cm" svg:y2="12.035cm"><text:p/></draw:line><draw:line text:anchor-type="paragraph" draw:z-index="24" draw:name="シェイプ7_7" draw:style-name="gr4" draw:text-style-name="P29" svg:x1="8.209cm" svg:y1="13.203cm" svg:x2="8.209cm" svg:y2="14.185cm"><text:p/></draw:line><draw:custom-shape text:anchor-type="paragraph" draw:z-index="18" draw:name="シェイプ14" draw:style-name="gr5" draw:text-style-name="P33" svg:width="3.44cm" svg:height="1.112cm" svg:x="6.41cm" svg:y="1.272cm"><text:p text:style-name="P32">名前入力</text:p><draw:enhanced-geometry svg:viewBox="0 0 21600 21600" draw:type="rectangle" draw:enhanced-path="M 0 0 L 21600 0 21600 21600 0 21600 0 0 Z N"/></draw:custom-shape><draw:custom-shape text:anchor-type="paragraph" draw:z-index="19" draw:name="シェイプ14_0" draw:style-name="gr5" draw:text-style-name="P33" svg:width="3.44cm" svg:height="1.112cm" svg:x="6.41cm" svg:y="3.367cm"><text:p text:style-name="P32">先行決め</text:p><draw:enhanced-geometry svg:viewBox="0 0 21600 21600" draw:type="rectangle" draw:enhanced-path="M 0 0 L 21600 0 21600 21600 0 21600 0 0 Z N"/></draw:custom-shape><draw:custom-shape text:anchor-type="paragraph" draw:z-index="20" draw:name="シェイプ14_1" draw:style-name="gr5" draw:text-style-name="P33" svg:width="3.44cm" svg:height="1.112cm" svg:x="6.41cm" svg:y="5.701cm"><text:p text:style-name="P32">〇×入力</text:p><draw:enhanced-geometry svg:viewBox="0 0 21600 21600" draw:type="rectangle" draw:enhanced-path="M 0 0 L 21600 0 21600 21600 0 21600 0 0 Z N"/></draw:custom-shape><draw:custom-shape text:anchor-type="paragraph" draw:z-index="21" draw:name="シェイプ14_2" draw:style-name="gr5" draw:text-style-name="P33" svg:width="3.44cm" svg:height="1.112cm" svg:x="6.41cm" svg:y="7.701cm"><text:p text:style-name="P32">勝敗判定</text:p><draw:enhanced-geometry svg:viewBox="0 0 21600 21600" draw:type="rectangle" draw:enhanced-path="M 0 0 L 21600 0 21600 21600 0 21600 0 0 Z N"/></draw:custom-shape><draw:custom-shape text:anchor-type="paragraph" draw:z-index="23" draw:name="シェイプ14_3" draw:style-name="gr5" draw:text-style-name="P33" svg:width="3.44cm" svg:height="1.112cm" svg:x="6.41cm" svg:y="12.035cm"><text:p text:style-name="P32">戦績表示</text:p><draw:enhanced-geometry svg:viewBox="0 0 21600 21600" draw:type="rectangle" draw:enhanced-path="M 0 0 L 21600 0 21600 21600 0 21600 0 0 Z N"/></draw:custom-shape><draw:custom-shape text:anchor-type="paragraph" draw:z-index="22" draw:name="シェイプ10_0" draw:style-name="gr6" draw:text-style-name="P35" svg:width="3.548cm" svg:height="1.22cm" svg:x="6.331cm" svg:y="14.219cm"><text:p text:style-name="P34"><text:span text:style-name="T7">終了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4"/>
      <text:list xml:id="list144950781482088" text:continue-numbering="true" text:style-name="L1">
        <text:list-item>
          <text:p text:style-name="P24"><text:soft-page-break/>機能</text:p>
          <text:list>
            <text:list-item>
              <text:p text:style-name="P25">名前入力</text:p>
              <text:p text:style-name="P22">２名のプレイヤーがそれぞれ名前を入力。</text:p>
              <text:p text:style-name="P22">同じ名前だった場合は再入力を行う。</text:p>
            </text:list-item>
          </text:list>
        </text:list-item>
      </text:list>
      <text:p text:style-name="P9"><draw:custom-shape text:anchor-type="paragraph" draw:z-index="2" draw:name="シェイプ4" draw:style-name="gr14" draw:text-style-name="P28" svg:width="16.14cm" svg:height="2.883cm" svg:x="0.457cm" svg:y="0.367cm"><text:p/><draw:enhanced-geometry svg:viewBox="0 0 21600 21600" draw:type="rectangle" draw:enhanced-path="M 0 0 L 21600 0 21600 21600 0 21600 0 0 Z N"/></draw:custom-shape><draw:frame text:anchor-type="paragraph" draw:z-index="3" draw:name="シェイプ5" draw:style-name="gr13" draw:text-style-name="P37" svg:width="15.743cm" svg:height="3.017cm" svg:x="0.854cm" svg:y="0.579cm"><draw:text-box><text:p><text:span text:style-name="T8">プレイヤー名を入力してください</text:span></text:p><text:p><text:span text:style-name="T8">プレイヤー</text:span><text:span text:style-name="T8">A : </text:span></text:p><text:p><text:span text:style-name="T8">プレイヤー</text:span><text:span text:style-name="T8">B : </text:span></text:p><text:p><text:span text:style-name="T8"/></text:p></draw:text-box></draw:frame>図１　プレイヤー名入力画面</text:p>
      <text:list xml:id="list144950037992917" text:continue-numbering="true" text:style-name="L1">
        <text:list-item>
          <text:list>
            <text:list-item>
              <text:p text:style-name="P25">先行決め</text:p>
              <text:p text:style-name="P22">１回目の先行決めは完全ランダムに行われる。</text:p>
              <text:p text:style-name="P22">２回目以降は敗者が先行になる。引き分けだった場合はもう一度ランダムに先行を決める。</text:p>
              <text:p text:style-name="P22">先行が〇、後攻が×で固定される。</text:p>
            </text:list-item>
            <text:list-item>
              <text:p text:style-name="P25">入力と盤面表示</text:p>
              <text:p text:style-name="P22">盤面を入力欄の上部に表示する。</text:p>
              <text:p text:style-name="P22">入力するマスの選び方は、縦横それぞれ１～３で割り当てられた座標を入力することで決める。</text:p>
              <text:p text:style-name="P22">入力がある度、新たに盤面を変更し表示する。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custom-shape text:anchor-type="paragraph" draw:z-index="4" draw:name="シェイプ1_0" draw:style-name="gr12" draw:text-style-name="P28" svg:width="15.161cm" svg:height="8.282cm" svg:x="0.266cm" svg:y="0.473cm"><text:p/><draw:enhanced-geometry svg:viewBox="0 0 21600 21600" draw:type="rectangle" draw:enhanced-path="M 0 0 L 21600 0 21600 21600 0 21600 0 0 Z N"/></draw:custom-shape><draw:frame text:anchor-type="paragraph" draw:z-index="25" draw:name="シェイプ15" draw:style-name="gr3" draw:text-style-name="P30" svg:width="2.276cm" svg:height="0.847cm" svg:x="2.362cm" svg:y="0.707cm"><draw:text-box><text:p text:style-name="P29">1</text:p></draw:text-box></draw:frame><draw:frame text:anchor-type="paragraph" draw:z-index="26" draw:name="シェイプ15_0" draw:style-name="gr3" draw:text-style-name="P31" svg:width="2.276cm" svg:height="0.847cm" svg:x="5.362cm" svg:y="0.707cm"><draw:text-box><text:p text:style-name="P29"><text:span text:style-name="T7">2</text:span></text:p></draw:text-box></draw:frame><draw:frame text:anchor-type="paragraph" draw:z-index="27" draw:name="シェイプ15_2" draw:style-name="gr3" draw:text-style-name="P31" svg:width="2.276cm" svg:height="0.847cm" svg:x="8.696cm" svg:y="0.707cm"><draw:text-box><text:p text:style-name="P29"><text:span text:style-name="T7">3</text:span></text:p></draw:text-box></draw:frame><draw:frame text:anchor-type="paragraph" draw:z-index="28" draw:name="シェイプ15_1" draw:style-name="gr3" draw:text-style-name="P30" svg:width="2.276cm" svg:height="0.847cm" svg:x="0.028cm" svg:y="2.041cm"><draw:text-box><text:p text:style-name="P29">1</text:p></draw:text-box></draw:frame></text:p>
      <text:list xml:id="list144950124036427" text:continue-numbering="true" text:style-name="L1">
        <text:list-item>
          <text:list>
            <text:list-header>
              <text:p text:style-name="P25"><draw:frame text:anchor-type="paragraph" draw:z-index="29" draw:name="シェイプ15_3" draw:style-name="gr3" draw:text-style-name="P30" svg:width="2.276cm" svg:height="0.847cm" svg:x="0.028cm" svg:y="3.041cm"><draw:text-box><text:p text:style-name="P29">2</text:p></draw:text-box></draw:frame><draw:frame text:anchor-type="paragraph" draw:z-index="30" draw:name="シェイプ15_4" draw:style-name="gr3" draw:text-style-name="P30" svg:width="2.276cm" svg:height="0.847cm" svg:x="0.028cm" svg:y="4.708cm"><draw:text-box><text:p text:style-name="P29">3</text:p></draw:text-box></draw:frame></text:p>
            </text:list-header>
          </text:list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row table:style-name="表1.1">
          <table:table-cell table:style-name="表1.A1" office:value-type="string">
            <text:p text:style-name="P16">〇</text:p>
          </table:table-cell>
          <table:table-cell table:style-name="表1.A1" office:value-type="string">
            <text:p text:style-name="P16"/>
          </table:table-cell>
          <table:table-cell table:style-name="表1.C1" office:value-type="string">
            <text:p text:style-name="P16"/>
          </table:table-cell>
        </table:table-row>
        <table:table-row table:style-name="表1.2">
          <table:table-cell table:style-name="表1.A2" office:value-type="string">
            <text:p text:style-name="P16"/>
          </table:table-cell>
          <table:table-cell table:style-name="表1.A2" office:value-type="string">
            <text:p text:style-name="P16">×</text:p>
          </table:table-cell>
          <table:table-cell table:style-name="表1.C2" office:value-type="string">
            <text:p text:style-name="P16">×</text:p>
          </table:table-cell>
        </table:table-row>
        <table:table-row table:style-name="表1.3">
          <table:table-cell table:style-name="表1.A2" office:value-type="string">
            <text:p text:style-name="P16"/>
          </table:table-cell>
          <table:table-cell table:style-name="表1.A2" office:value-type="string">
            <text:p text:style-name="P16">〇</text:p>
          </table:table-cell>
          <table:table-cell table:style-name="表1.C2" office:value-type="string">
            <text:p text:style-name="P16"/>
          </table:table-cell>
        </table:table-row>
      </table:table>
      <text:p text:style-name="P6"><draw:frame text:anchor-type="paragraph" draw:z-index="0" draw:name="シェイプ2" draw:style-name="gr16" draw:text-style-name="P30" svg:width="11.881cm" svg:height="1.297cm" svg:x="0.827cm" svg:y="0.676cm"><draw:text-box><text:p><text:span text:style-name="T9">「プレイヤー名」のターンです 縦</text:span><text:span text:style-name="T9">: 1 </text:span><text:span text:style-name="T9">　横</text:span><text:span text:style-name="T9">: 1</text:span></text:p></draw:text-box></draw:frame></text:p>
      <text:p text:style-name="P6"/>
      <text:p text:style-name="P9">図2　盤面図と入力画面</text:p>
      <text:p text:style-name="P7"/>
      <text:list xml:id="list144949672652851" text:continue-numbering="true" text:style-name="L1">
        <text:list-item>
          <text:list>
            <text:list-item>
              <text:p text:style-name="P25">勝敗判定</text:p>
              <text:p text:style-name="P22">盤面のうちの縦横斜めのどれかで自分の〇または×の記号で3マス埋めることができたプレイヤーを勝者とし、画面にプレイヤー名を表示する。9マス全てが埋まったが、上記の勝利条件を満たさなかった場合は引き分けとし、<text:span text:style-name="T4">Drawとだけ表示しプレイヤー名の表示は行わない</text:span>。</text:p>
            </text:list-item>
          </text:list>
        </text:list-item>
      </text:list>
      <text:p text:style-name="P4"><draw:custom-shape text:anchor-type="paragraph" draw:z-index="31" draw:name="シェイプ16" draw:style-name="gr2" draw:text-style-name="P28" svg:width="14.659cm" svg:height="1.422cm" svg:x="1.436cm" svg:y="0.138cm"><text:p/><draw:enhanced-geometry svg:viewBox="0 0 21600 21600" draw:type="rectangle" draw:enhanced-path="M 0 0 L 21600 0 21600 21600 0 21600 0 0 Z N"/></draw:custom-shape><draw:frame text:anchor-type="paragraph" draw:z-index="32" draw:name="シェイプ17" draw:style-name="gr1" draw:text-style-name="P27" svg:width="7.621cm" svg:height="1.211cm" svg:x="1.568cm" svg:y="0.138cm"><draw:text-box><text:p><text:span text:style-name="T6">「プレイヤー名」</text:span><text:span text:style-name="T6">Win!</text:span></text:p></draw:text-box></draw:frame>図3　勝敗の表示</text:p>
      <text:list xml:id="list144949458106703" text:continue-numbering="true" text:style-name="L1">
        <text:list-item>
          <text:list>
            <text:list-item>
              <text:p text:style-name="P25">リトライ</text:p>
              <text:p text:style-name="P22">リトライの有無を<text:span text:style-name="T1">YesかNoの入力で判断する。</text:span></text:p>
            </text:list-item>
            <text:list-item>
              <text:p text:style-name="P25">戦績表示</text:p>
              <text:p text:style-name="P22">リトライをプレイヤーが選択しなかった場合に戦績を表示し、勝ち数の多い方を勝者とする。勝ち数が同数であった<text:soft-page-break/>場合は<text:span text:style-name="T3">Drawとだけ表示し、プレイヤー名の表示は行わない</text:span></text:p>
            </text:list-item>
          </text:list>
        </text:list-item>
      </text:list>
      <text:p text:style-name="P3"/>
      <text:list xml:id="list144949483195887" text:continue-numbering="true" text:style-name="L1">
        <text:list-item>
          <text:list>
            <text:list-header>
              <text:p text:style-name="P22"><draw:custom-shape text:anchor-type="paragraph" draw:z-index="1" draw:name="シェイプ3" draw:style-name="gr15" draw:text-style-name="P28" svg:width="16.431cm" svg:height="5.425cm" svg:x="0.907cm" svg:y="-0.413cm"><text:p/><draw:enhanced-geometry svg:viewBox="0 0 21600 21600" draw:type="rectangle" draw:enhanced-path="M 0 0 L 21600 0 21600 21600 0 21600 0 0 Z N"/></draw:custom-shape>リトライしますか？　<text:span text:style-name="T2">Yes <text:tab/>or<text:tab/>No</text:span></text:p>
              <text:p text:style-name="P23">　: no</text:p>
              <text:p text:style-name="P23"/>
              <text:p text:style-name="P23">戦績　プレイヤーA　５勝　プレイヤーB　３勝</text:p>
              <text:p text:style-name="P23">Winner<text:tab/>プレイヤーA</text:p>
            </text:list-header>
          </text:list>
        </text:list-item>
      </text:list>
      <text:p text:style-name="P5"/>
      <text:p text:style-name="P10">図３　戦績表示例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5T09:03:46.430000000</meta:creation-date>
    <dc:date>2024-07-10T14:49:48.612000000</dc:date>
    <meta:editing-duration>PT17H12M43S</meta:editing-duration>
    <meta:editing-cycles>8</meta:editing-cycles>
    <meta:generator>LibreOffice/7.1.1.2$Windows_X86_64 LibreOffice_project/fe0b08f4af1bacafe4c7ecc87ce55bb426164676</meta:generator>
    <meta:document-statistic meta:table-count="1" meta:image-count="0" meta:object-count="0" meta:page-count="6" meta:paragraph-count="45" meta:word-count="654" meta:character-count="717" meta:non-whitespace-character-count="701"/>
  </office:meta>
</office:document-meta>
</file>